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auto-grow-height="true" fo:min-height="8.065cm"/>
    </style:style>
    <style:style style:name="pr2" style:family="presentation" style:parent-style-name="lyt-darkblue-notes">
      <style:graphic-properties draw:fill-color="#ffffff" draw:auto-grow-height="true" fo:min-height="11.41cm"/>
    </style:style>
    <style:style style:name="pr3" style:family="presentation" style:parent-style-name="lyt-darkblue-title">
      <style:graphic-properties draw:auto-grow-height="true" fo:min-height="3.507cm"/>
    </style:style>
    <style:style style:name="pr4" style:family="presentation" style:parent-style-name="lyt-darkblue-outline1">
      <style:graphic-properties draw:auto-grow-height="true" fo:min-height="13.715cm"/>
    </style:style>
    <style:style style:name="pr5" style:family="presentation" style:parent-style-name="lyt-darkblue-notes">
      <style:graphic-properties draw:fill-color="#ffffff" fo:min-height="11.159cm"/>
    </style:style>
    <style:style style:name="co1" style:family="table-column">
      <style:table-column-properties style:column-width="4.943cm" style:use-optimal-column-width="false"/>
    </style:style>
    <style:style style:name="co2" style:family="table-column">
      <style:table-column-properties style:column-width="3.78cm" style:use-optimal-column-width="false"/>
    </style:style>
    <style:style style:name="co3" style:family="table-column">
      <style:table-column-properties style:column-width="6.144cm" style:use-optimal-column-width="false"/>
    </style:style>
    <style:style style:name="co4" style:family="table-column">
      <style:table-column-properties style:column-width="6.28cm" style:use-optimal-column-width="false"/>
    </style:style>
    <style:style style:name="co5" style:family="table-column">
      <style:table-column-properties style:column-width="3.633cm" style:use-optimal-column-width="false"/>
    </style:style>
    <style:style style:name="ro1" style:family="table-row">
      <style:table-row-properties style:row-height="1.467cm"/>
    </style:style>
    <style:style style:name="ro2" style:family="table-row">
      <style:table-row-properties style:row-height="2.05cm"/>
    </style:style>
    <style:style style:name="ro3" style:family="table-row">
      <style:table-row-properties style:row-height="1.475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style="normal" style:font-size-asian="60pt" style:font-style-asian="normal" style:font-size-complex="60pt" style:font-style-complex="normal"/>
    </style:style>
    <style:style style:name="P3" style:family="paragraph">
      <style:text-properties style:font-size-asian="24pt"/>
    </style:style>
    <style:style style:name="P4" style:family="paragraph">
      <style:paragraph-properties fo:text-align="justify"/>
    </style:style>
    <style:style style:name="P5" style:family="paragraph">
      <style:paragraph-properties fo:line-height="150%" fo:text-align="justify"/>
    </style:style>
    <style:style style:name="T1" style:family="text">
      <style:text-properties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size="20pt" fo:font-style="normal" style:font-size-asian="20pt" style:font-style-asian="normal" style:font-size-complex="20pt" style:font-style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5.199cm" svg:height="10.534cm" svg:x="1cm" svg:y="4.701cm" presentation:class="title" presentation:user-transformed="true">
          <draw:text-box>
            <text:p text:style-name="P1"><text:span text:style-name="T1">넷마블 계정 정리 관련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홍기주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넷마블 계정 관리의 문제점</text:p>
          </draw:text-box>
        </draw:frame>
        <draw:frame presentation:style-name="pr4" draw:layer="layout" svg:width="24.368cm" svg:height="14.198cm" svg:x="2.058cm" svg:y="5.453cm" presentation:class="outline" presentation:user-transformed="true">
          <draw:text-box>
            <text:list text:style-name="L2">
              <text:list-item>
                <text:p text:style-name="P4"><text:span text:style-name="T3">건즈 계정은 생성은 되지만</text:span><text:span text:style-name="T3">, </text:span><text:span text:style-name="T3">삭제는 되지 않고 있음</text:span></text:p>
                <text:p text:style-name="P4"><text:span text:style-name="T4"/></text:p>
                <text:p text:style-name="P4"><text:span text:style-name="T5">→ </text:span><text:span text:style-name="T5">기존에는 삭제를 해줘야 되는 시점이 없어서 불가능했음</text:span></text:p>
                <text:p text:style-name="P4"><text:span text:style-name="T5"/></text:p>
                <text:p text:style-name="P4"><text:span text:style-name="T5"/></text:p>
              </text:list-item>
              <text:list-item>
                <text:p text:style-name="P4"><text:span text:style-name="T3">로그인 할 때</text:span><text:span text:style-name="T3">, </text:span><text:span text:style-name="T3">사용자 </text:span><text:span text:style-name="T3">ID</text:span><text:span text:style-name="T3">로만 로그인 과정 수행</text:span></text:p>
                <text:p text:style-name="P4"><text:span text:style-name="T4"/></text:p>
                <text:p text:style-name="P4"><text:span text:style-name="T5">→ </text:span><text:span text:style-name="T5">이른바 ‘케릭터 점유’ 하는 행위가 가능해짐</text:span></text:p>
                <text:p text:style-name="P4"><text:span text:style-name="T5"><text:s/></text:span><text:span text:style-name="T6"><text:s/></text:span><text:span text:style-name="T6">(</text:span><text:span text:style-name="T6">케릭터 점유란</text:span><text:span text:style-name="T6">, </text:span><text:span text:style-name="T6">동일한 아이디로 넷마블 탈퇴 후 재가입할 경우</text:span><text:span text:style-name="T6">)</text:span></text:p>
                <text:p text:style-name="P4"><text:span text:style-name="T4"/></text:p>
                <text:p text:style-name="P4"><text:span text:style-name="T5">→ ‘</text:span><text:span text:style-name="T5">케릭터 점유’가 가능하면</text:span><text:span text:style-name="T5">, </text:span><text:span text:style-name="T5">캐쉬 아이템 잠재적인 소비율 하락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계정 관련 데이터가 현재 올바르지 않음</text:span></text:p>
                <text:p text:style-name="P4"><text:span text:style-name="T4"/></text:p>
                <text:p text:style-name="P4"><text:span text:style-name="T5">→ </text:span><text:span text:style-name="T5">탈퇴한 회원의 데이터가 있음</text:span></text:p>
                <text:p text:style-name="P4"><text:span text:style-name="T4"/></text:p>
                <text:p text:style-name="P4"><text:span text:style-name="T5">→ </text:span><text:span text:style-name="T5">ID</text:span><text:span text:style-name="T5">와 </text:span><text:span text:style-name="T5">CN</text:span><text:span text:style-name="T5">이 일치하지 않는 데이터가 있음</text:span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넷마블 계정 관리 - <text:span text:style-name="T7">문제에 대한 해결 </text:span><text:span text:style-name="T7">1</text:span></text:p>
          </draw:text-box>
        </draw:frame>
        <draw:frame presentation:style-name="pr4" draw:layer="layout" svg:width="24.368cm" svg:height="13.715cm" svg:x="2.058cm" svg:y="5.453cm" presentation:class="outline" presentation:user-transformed="true">
          <draw:text-box>
            <text:list text:style-name="L2">
              <text:list-item>
                <text:p text:style-name="P4"><text:span text:style-name="T3">넷마블 탈퇴 </text:span><text:span text:style-name="T3">DB</text:span><text:span text:style-name="T3">에 접근할 수 있음</text:span></text:p>
                <text:p text:style-name="P4"><text:span text:style-name="T4"/></text:p>
                <text:p text:style-name="P4"><text:span text:style-name="T5">→ </text:span><text:span text:style-name="T5">지난 </text:span><text:span text:style-name="T5">1</text:span><text:span text:style-name="T5">월 중순</text:span><text:span text:style-name="T5">, </text:span><text:span text:style-name="T5">넷마블로부터 접근할 수 있는 프로시저를 제공받음</text:span></text:p>
                <text:p text:style-name="P4"><text:span text:style-name="T4"/></text:p>
                <text:p text:style-name="P4"><text:span text:style-name="T5">→ </text:span><text:span text:style-name="T5">제공 받은 데이터를 토대로</text:span><text:span text:style-name="T5">, </text:span><text:span text:style-name="T5">매일 탈퇴자들을 삭제하고 있음</text:span></text:p>
                <text:p text:style-name="P4"><text:span text:style-name="T6"><text:s text:c="2"/></text:span><text:span text:style-name="T6">(2</text:span><text:span text:style-name="T6">월 중순 쯤</text:span><text:span text:style-name="T6">, </text:span><text:span text:style-name="T6">처리됨</text:span><text:span text:style-name="T6">)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넷마블 계정 관리 - <text:span text:style-name="T7">문제에 대한 해결 </text:span><text:span text:style-name="T7">2</text:span></text:p>
          </draw:text-box>
        </draw:frame>
        <draw:frame presentation:style-name="pr4" draw:layer="layout" svg:width="24.368cm" svg:height="15.899cm" svg:x="2.058cm" svg:y="5.453cm" presentation:class="outline" presentation:user-transformed="true">
          <draw:text-box>
            <text:list text:style-name="L2">
              <text:list-item>
                <text:p text:style-name="P4"><text:span text:style-name="T3">넷마블 로그인시</text:span><text:span text:style-name="T3">, ID</text:span><text:span text:style-name="T3">와 </text:span><text:span text:style-name="T3">CN</text:span><text:span text:style-name="T3">을 동시에 비교</text:span></text:p>
                <text:p text:style-name="P4"><text:span text:style-name="T4"/></text:p>
                <text:p text:style-name="P4"><text:span text:style-name="T5">→ </text:span><text:span text:style-name="T5">일치 </text:span><text:span text:style-name="T5">: </text:span><text:span text:style-name="T5">정상적으로 가입된 회원으로 로그인 성공</text:span></text:p>
                <text:p text:style-name="P4"><text:span text:style-name="T4"/></text:p>
                <text:p text:style-name="P4"><text:span text:style-name="T5">→ </text:span><text:span text:style-name="T5">불일치 </text:span><text:span text:style-name="T5">: </text:span><text:span text:style-name="T5">이미 탈퇴한 회원으로 새로운 아이디 생성 후</text:span><text:span text:style-name="T5">, </text:span><text:span text:style-name="T5">로그인 성공</text:span></text:p>
                <text:p text:style-name="P4"><text:span text:style-name="T4"/></text:p>
                <text:p text:style-name="P4"><text:span text:style-name="T5">→ </text:span><text:span text:style-name="T5">2</text:span><text:span text:style-name="T5">월 중순에 적용하였으나</text:span><text:span text:style-name="T5">, </text:span><text:span text:style-name="T5">문제가 많이 발생함</text:span></text:p>
                <text:p text:style-name="P4"><text:span text:style-name="T5"/></text:p>
                <text:p text:style-name="P4"><text:span text:style-name="T5"/></text:p>
              </text:list-item>
              <text:list-item>
                <text:p text:style-name="P4"><text:span text:style-name="T5">많이 발생한 문제는 다음과 같다</text:span><text:span text:style-name="T5">.</text:span></text:p>
                <text:p text:style-name="P4"><text:span text:style-name="T4"/></text:p>
                <text:p text:style-name="P4"><text:span text:style-name="T5">→ </text:span><text:span text:style-name="T5">아이디가 생성되면 케릭터는 하나도 없이 시작함 </text:span></text:p>
                <text:p text:style-name="P4"><text:span text:style-name="T4"/></text:p>
                <text:p text:style-name="P4"><text:span text:style-name="T5">→ </text:span><text:span text:style-name="T5">그런데</text:span><text:span text:style-name="T5">, </text:span><text:span text:style-name="T5">이미 불일치한 </text:span><text:span text:style-name="T5">CN</text:span><text:span text:style-name="T5">으로 플레이를 즐기던 유저가 많음</text:span></text:p>
                <text:p text:style-name="P4"><text:span text:style-name="T4"/></text:p>
                <text:p text:style-name="P4"><text:span text:style-name="T5">→ </text:span><text:span text:style-name="T5">사측에서는 </text:span><text:span text:style-name="T5">CN</text:span><text:span text:style-name="T5">이 옳고 그름을 판단할 수 없음</text:span></text:p>
                <text:p text:style-name="P4"><text:span text:style-name="T4"/></text:p>
                <text:p text:style-name="P4"><text:span text:style-name="T5">→ </text:span><text:span text:style-name="T5">결국</text:span><text:span text:style-name="T5">, </text:span><text:span text:style-name="T5">모든 케릭터를 사람의 손으로 연결해주었음</text:span></text:p>
                <text:p text:style-name="P4"><text:span text:style-name="T6"><text:s text:c="2"/></text:span><text:span text:style-name="T6">(</text:span><text:span text:style-name="T6">현재는 자동으로 케릭터를 연결해주도록 수정</text:span><text:span text:style-name="T6">)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넷마블 계정 관리 - <text:span text:style-name="T7">문제에 대한 해결 </text:span><text:span text:style-name="T7">3</text:span></text:p>
          </draw:text-box>
        </draw:frame>
        <draw:frame presentation:style-name="pr4" draw:layer="layout" svg:width="24.368cm" svg:height="13.715cm" svg:x="2.058cm" svg:y="5.1cm" presentation:class="outline" presentation:user-transformed="true">
          <draw:text-box>
            <text:list text:style-name="L2">
              <text:list-item>
                <text:p text:style-name="P4"><text:span text:style-name="T3">넷마블 측으로부터 정확한 데이터를 제공 받기로 함</text:span></text:p>
                <text:p text:style-name="P4"><text:span text:style-name="T4"/></text:p>
                <text:p text:style-name="P4"><text:span text:style-name="T5">→ </text:span><text:span text:style-name="T5">넷마블 측으로부터 데이터를 바로 잡을만한 데이터를 받기로 함</text:span></text:p>
                <text:p text:style-name="P4"><text:span text:style-name="T4"/></text:p>
                <text:p text:style-name="P4"><text:span text:style-name="T5">→ </text:span><text:span text:style-name="T5">1</text:span><text:span text:style-name="T5">차적으로</text:span><text:span text:style-name="T5">, </text:span><text:span text:style-name="T5">지난 </text:span><text:span text:style-name="T5">1</text:span><text:span text:style-name="T5">월 달에 받았지만 데이터가 이상했음</text:span></text:p>
                <text:p text:style-name="P4"><text:span text:style-name="T4"/></text:p>
                <text:p text:style-name="P4"><text:span text:style-name="T5">→ </text:span><text:span text:style-name="T5">서로 필요한 데이터 형식이 다르고</text:span><text:span text:style-name="T5">, </text:span><text:span text:style-name="T5">그 설명이 쉽지 않았음</text:span></text:p>
                <text:p text:style-name="P4"><text:span text:style-name="T4"/></text:p>
                <text:p text:style-name="P4"><text:span text:style-name="T5">→ </text:span><text:span text:style-name="T5">넷마블과의 회의를 통해 필요한 형식으로 데이터를 제공 받기로 함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우리에게 필요한 데이터란?</text:p>
          </draw:text-box>
        </draw:frame>
        <draw:frame presentation:style-name="pr4" draw:layer="layout" svg:width="24.368cm" svg:height="13.715cm" svg:x="2.058cm" svg:y="5.1cm" presentation:class="outline" presentation:user-transformed="true">
          <draw:text-box>
            <text:list text:style-name="L2">
              <text:list-item>
                <text:p text:style-name="P4"><text:span text:style-name="T3">현재 올바르지 못한 데이터의 종류는 다음과 같다</text:span><text:span text:style-name="T3">.</text:span></text:p>
                <text:p text:style-name="P4"><text:span text:style-name="T4"/></text:p>
                <text:p text:style-name="P4"><text:span text:style-name="T5">→ </text:span><text:span text:style-name="T5">이미 탈퇴하였으나</text:span><text:span text:style-name="T5">, </text:span><text:span text:style-name="T5">삭제되지 않은 계정들</text:span><text:span text:style-name="T5"><text:tab/></text:span><text:span text:style-name="T5"><text:tab/></text:span><text:span text:style-name="T5"><text:tab/></text:span><text:span text:style-name="T5">(</text:span><text:span text:style-name="T5">우선순위 </text:span><text:span text:style-name="T5">: </text:span><text:span text:style-name="T5">하</text:span><text:span text:style-name="T5">)</text:span></text:p>
                <text:p text:style-name="P4"><text:span text:style-name="T4"><text:s/></text:span></text:p>
                <text:p text:style-name="P4"><text:span text:style-name="T5">→ </text:span><text:span text:style-name="T5">전혀 관련 없는 쓰레기 계정들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(</text:span><text:span text:style-name="T5">우선순위 </text:span><text:span text:style-name="T5">: </text:span><text:span text:style-name="T5">하</text:span><text:span text:style-name="T5">)</text:span></text:p>
                <text:p text:style-name="P4"><text:span text:style-name="T4"/></text:p>
                <text:p text:style-name="P4"><text:span text:style-name="T5">→ </text:span><text:span text:style-name="T5">ID</text:span><text:span text:style-name="T5">와 </text:span><text:span text:style-name="T5">CN</text:span><text:span text:style-name="T5">이 일치하지 않는 계정들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(</text:span><text:span text:style-name="T5">우선순위 </text:span><text:span text:style-name="T5">: </text:span><text:span text:style-name="T5">상</text:span><text:span text:style-name="T5">)</text:span></text:p>
                <text:p text:style-name="P4"><text:span text:style-name="T4"/></text:p>
                <text:p text:style-name="P4"><text:span text:style-name="T5">→ </text:span><text:span text:style-name="T5">불일치 계정 중</text:span><text:span text:style-name="T5">, </text:span><text:span text:style-name="T5">계속 플레이 되는 계정도 있고 탈퇴한 계정도 있음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우리에게 필요한 데이터란?</text:p>
          </draw:text-box>
        </draw:frame>
        <draw:frame presentation:style-name="pr4" draw:layer="layout" svg:width="24.368cm" svg:height="13.715cm" svg:x="2.058cm" svg:y="5.1cm" presentation:class="outline" presentation:user-transformed="true">
          <draw:text-box>
            <text:list text:style-name="L2">
              <text:list-item>
                <text:p text:style-name="P4"><text:span text:style-name="T3">필요한 데이터의 종류는 다음과 같다</text:span><text:span text:style-name="T3">.</text:span></text:p>
                <text:p text:style-name="P4"><text:span text:style-name="T4"><text:s/></text:span></text:p>
                <text:p text:style-name="P4"><text:span text:style-name="T5">→ </text:span><text:span text:style-name="T5">이미 탈퇴한 계정</text:span></text:p>
                <text:p text:style-name="P4"><text:span text:style-name="T4"><text:s/></text:span></text:p>
                <text:p text:style-name="P4"><text:span text:style-name="T5">→ </text:span><text:span text:style-name="T5">전혀 관련 없는 쓰레기 계정</text:span></text:p>
                <text:p text:style-name="P4"><text:span text:style-name="T4"><text:s/></text:span></text:p>
                <text:p text:style-name="P4"><text:span text:style-name="T5">→ </text:span><text:span text:style-name="T5">불일치 계정 중</text:span><text:span text:style-name="T5">, </text:span><text:span text:style-name="T5">탈퇴한 계정</text:span></text:p>
                <text:p text:style-name="P4"><text:span text:style-name="T4"><text:s/></text:span></text:p>
                <text:p text:style-name="P4"><text:span text:style-name="T5">→ </text:span><text:span text:style-name="T5">불일치 계정 중</text:span><text:span text:style-name="T5">, </text:span><text:span text:style-name="T5">탈퇴하지 않았다면 새로운 </text:span><text:span text:style-name="T5">CN</text:span><text:span text:style-name="T5">과 회원 가입일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제공 받은 데이터</text:p>
          </draw:text-box>
        </draw:frame>
        <draw:frame presentation:style-name="pr4" draw:layer="layout" svg:width="24.368cm" svg:height="13.715cm" svg:x="2.058cm" svg:y="5.1cm" presentation:class="outline" presentation:placeholder="true" presentation:user-transformed="true">
          <draw:text-box/>
        </draw:frame>
        <draw:frame draw:style-name="standard" draw:layer="layout" svg:width="24.779cm" svg:height="9.975cm" svg:x="1.728cm" svg:y="7.0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8">구분</text:span></text:p>
              </table:table-cell>
              <table:table-cell>
                <text:p text:style-name="P1"><text:span text:style-name="T8">행수</text:span></text:p>
              </table:table-cell>
              <table:table-cell>
                <text:p text:style-name="P1"><text:span text:style-name="T8">세부 내용</text:span></text:p>
              </table:table-cell>
              <table:table-cell>
                <text:p text:style-name="P1"><text:span text:style-name="T8">데이터 형식</text:span></text:p>
              </table:table-cell>
              <table:table-cell>
                <text:p text:style-name="P1"><text:span text:style-name="T8">테이블명</text:span></text:p>
              </table:table-cell>
            </table:table-row>
            <table:table-row table:style-name="ro1" table:default-cell-style-name="ce2">
              <table:table-cell>
                <text:p text:style-name="P1">정상-회원</text:p>
              </table:table-cell>
              <table:table-cell>
                <text:p text:style-name="P1">4573593</text:p>
              </table:table-cell>
              <table:table-cell>
                <text:p text:style-name="P1">ID, CN 일치</text:p>
              </table:table-cell>
              <table:table-cell>
                <text:p text:style-name="P1">ID, CN</text:p>
              </table:table-cell>
              <table:table-cell>
                <text:p text:style-name="P1">생략</text:p>
              </table:table-cell>
            </table:table-row>
            <table:table-row table:style-name="ro1" table:default-cell-style-name="ce2">
              <table:table-cell>
                <text:p text:style-name="P1">정상-탈퇴</text:p>
              </table:table-cell>
              <table:table-cell>
                <text:p text:style-name="P1">1207072</text:p>
              </table:table-cell>
              <table:table-cell>
                <text:p text:style-name="P1">ID, CN 일치</text:p>
              </table:table-cell>
              <table:table-cell>
                <text:p text:style-name="P1">ID, CN</text:p>
              </table:table-cell>
              <table:table-cell>
                <text:p text:style-name="P1">생략</text:p>
              </table:table-cell>
            </table:table-row>
            <table:table-row table:style-name="ro2" table:default-cell-style-name="ce2">
              <table:table-cell>
                <text:p text:style-name="P1">비정상-회원</text:p>
              </table:table-cell>
              <table:table-cell>
                <text:p text:style-name="P1">82450</text:p>
              </table:table-cell>
              <table:table-cell>
                <text:p text:style-name="P1">ID, CN 불일치</text:p>
              </table:table-cell>
              <table:table-cell>
                <text:p text:style-name="P1">ID, CN, 넷마블CN, 회원가입일</text:p>
              </table:table-cell>
              <table:table-cell>
                <text:p text:style-name="P1">생략</text:p>
              </table:table-cell>
            </table:table-row>
            <table:table-row table:style-name="ro2" table:default-cell-style-name="ce2">
              <table:table-cell>
                <text:p text:style-name="P1">비정상-탈퇴</text:p>
              </table:table-cell>
              <table:table-cell>
                <text:p text:style-name="P1">34762</text:p>
              </table:table-cell>
              <table:table-cell>
                <text:p text:style-name="P1">ID, CN 불일치</text:p>
              </table:table-cell>
              <table:table-cell>
                <text:p text:style-name="P1">ID, CN, 넷마블CN, 회원탈퇴일</text:p>
              </table:table-cell>
              <table:table-cell>
                <text:p text:style-name="P1">생략</text:p>
              </table:table-cell>
            </table:table-row>
            <table:table-row table:style-name="ro3" table:default-cell-style-name="ce2">
              <table:table-cell>
                <text:p text:style-name="P1">비정상</text:p>
              </table:table-cell>
              <table:table-cell>
                <text:p text:style-name="P1">112128</text:p>
              </table:table-cell>
              <table:table-cell>
                <text:p text:style-name="P1">ID도 없음</text:p>
              </table:table-cell>
              <table:table-cell/>
              <table:table-cell>
                <text:p text:style-name="P1">생략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데이터 처리 1.</text:p>
          </draw:text-box>
        </draw:frame>
        <draw:frame presentation:style-name="pr4" draw:layer="layout" svg:width="24.368cm" svg:height="13.715cm" svg:x="2.058cm" svg:y="5.1cm" presentation:class="outline" presentation:user-transformed="true">
          <draw:text-box>
            <text:list text:style-name="L2">
              <text:list-item>
                <text:p text:style-name="P4"><text:span text:style-name="T3">이미 탈퇴한 계정</text:span></text:p>
                <text:p text:style-name="P4"><text:span text:style-name="T4"><text:s/></text:span></text:p>
                <text:p text:style-name="P5"><text:span text:style-name="T5">→ </text:span><text:span text:style-name="T5">먼저</text:span><text:span text:style-name="T5">, </text:span><text:span text:style-name="T5">중복 제거를 수행</text:span></text:p>
                <text:p text:style-name="P5"><text:span text:style-name="T5">→ </text:span><text:span text:style-name="T5">CN</text:span><text:span text:style-name="T5">만 비교하여 삭제할 대상을 선별</text:span></text:p>
                <text:p text:style-name="P5"><text:span text:style-name="T5">→ </text:span><text:span text:style-name="T5">현재의 계정 삭제 루틴에 적용</text:span><text:span text:style-name="T5">, </text:span><text:span text:style-name="T5">일괄적으로 삭제해버림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데이터 처리 2.</text:p>
          </draw:text-box>
        </draw:frame>
        <draw:frame presentation:style-name="pr4" draw:layer="layout" svg:width="24.368cm" svg:height="13.715cm" svg:x="2.058cm" svg:y="5.1cm" presentation:class="outline" presentation:user-transformed="true">
          <draw:text-box>
            <text:list text:style-name="L2">
              <text:list-item>
                <text:p text:style-name="P4"><text:span text:style-name="T3">불일치 계정 중</text:span><text:span text:style-name="T3">, </text:span><text:span text:style-name="T3">탈퇴한 계정</text:span></text:p>
                <text:p text:style-name="P4"><text:span text:style-name="T4"><text:s/></text:span></text:p>
                <text:p text:style-name="P5"><text:span text:style-name="T5">→ </text:span><text:span text:style-name="T5">먼저</text:span><text:span text:style-name="T5">, </text:span><text:span text:style-name="T5">중복 제거를 수행</text:span></text:p>
                <text:p text:style-name="P5"><text:span text:style-name="T5">→ </text:span><text:span text:style-name="T5">CN</text:span><text:span text:style-name="T5">만 비교하여 삭제할 대상을 선별</text:span></text:p>
                <text:p text:style-name="P5"><text:span text:style-name="T5">→ </text:span><text:span text:style-name="T5">현재의 계정 삭제 루틴에 적용</text:span><text:span text:style-name="T5">, </text:span><text:span text:style-name="T5">일괄적으로 삭제해버림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데이터 처리 3.</text:p>
          </draw:text-box>
        </draw:frame>
        <draw:frame presentation:style-name="pr4" draw:layer="layout" svg:width="24.368cm" svg:height="13.715cm" svg:x="2.058cm" svg:y="5.1cm" presentation:class="outline" presentation:user-transformed="true">
          <draw:text-box>
            <text:list text:style-name="L2">
              <text:list-item>
                <text:p text:style-name="P4"><text:span text:style-name="T3">전혀 관련 없는 쓰레기 계정</text:span></text:p>
                <text:p text:style-name="P4"><text:span text:style-name="T4"><text:s/></text:span></text:p>
                <text:p text:style-name="P5"><text:span text:style-name="T5">→ </text:span><text:span text:style-name="T5">먼저</text:span><text:span text:style-name="T5">, </text:span><text:span text:style-name="T5">중복 제거를 수행</text:span></text:p>
                <text:p text:style-name="P5"><text:span text:style-name="T5">→ </text:span><text:span text:style-name="T5">UserID</text:span><text:span text:style-name="T5">로 비교하여</text:span><text:span text:style-name="T5">, </text:span><text:span text:style-name="T5">삭제할 대상을 선별</text:span></text:p>
                <text:p text:style-name="P5"><text:span text:style-name="T5">→ </text:span><text:span text:style-name="T5">선별 기준은 </text:span><text:span text:style-name="T5">Login</text:span><text:span text:style-name="T5">을 한번도 수행하지 않은 계정</text:span></text:p>
                <text:p text:style-name="P5"><text:span text:style-name="T5">→ </text:span><text:span text:style-name="T5">현재의 계정 삭제 루틴에 적용</text:span><text:span text:style-name="T5">, </text:span><text:span text:style-name="T5">일괄적으로 삭제해버림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데이터 처리 4.</text:p>
          </draw:text-box>
        </draw:frame>
        <draw:frame presentation:style-name="pr4" draw:layer="layout" svg:width="24.368cm" svg:height="13.715cm" svg:x="2.058cm" svg:y="5.1cm" presentation:class="outline" presentation:user-transformed="true">
          <draw:text-box>
            <text:list text:style-name="L2">
              <text:list-item>
                <text:p text:style-name="P4"><text:span text:style-name="T3">불일치 계정 중</text:span><text:span text:style-name="T3">,</text:span></text:p>
                <text:p text:style-name="P4"><text:span text:style-name="T3">탈퇴하지 않았다면 새로운 </text:span><text:span text:style-name="T3">CN</text:span><text:span text:style-name="T3">과 회원 가입일</text:span></text:p>
                <text:p text:style-name="P4"><text:span text:style-name="T4"><text:s/></text:span></text:p>
                <text:p text:style-name="P5"><text:span text:style-name="T5">→ </text:span><text:span text:style-name="T5">중복 제거</text:span></text:p>
                <text:p text:style-name="P5"><text:span text:style-name="T5">→ </text:span><text:span text:style-name="T5">회원 가입일과 마지막 로그아웃 시점을 비교</text:span></text:p>
                <text:p text:style-name="P4"><text:span text:style-name="T4"/></text:p>
                <text:p text:style-name="P4"><text:span text:style-name="T5"><text:s text:c="2"/></text:span><text:span text:style-name="T6">→ ‘</text:span><text:span text:style-name="T6">로그아웃 시점 </text:span><text:span text:style-name="T6">&gt; </text:span><text:span text:style-name="T6">회원 가입일’인 회원은 </text:span><text:span text:style-name="T6">CN </text:span><text:span text:style-name="T6">갱신</text:span></text:p>
                <text:p text:style-name="P4"><text:span text:style-name="T4"/></text:p>
                <text:p text:style-name="P4"><text:span text:style-name="T6"><text:s text:c="2"/>→ ‘</text:span><text:span text:style-name="T6">로그아웃 시점 </text:span><text:span text:style-name="T6">&lt; </text:span><text:span text:style-name="T6">회원 가입일’인 회원은 탈퇴 처리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데이터 처리 5.</text:p>
          </draw:text-box>
        </draw:frame>
        <draw:frame presentation:style-name="pr4" draw:layer="layout" svg:width="24.368cm" svg:height="13.715cm" svg:x="2.058cm" svg:y="5.1cm" presentation:class="outline" presentation:user-transformed="true">
          <draw:text-box>
            <text:list text:style-name="L2">
              <text:list-item>
                <text:p text:style-name="P4"><text:span text:style-name="T3">모두 처리 후</text:span><text:span text:style-name="T3">, CN</text:span><text:span text:style-name="T3">을 </text:span><text:span text:style-name="T3">Unique</text:span><text:span text:style-name="T3">하게 관리</text:span></text:p>
                <text:p text:style-name="P4"><text:span text:style-name="T3"/></text:p>
              </text:list-item>
              <text:list-item>
                <text:p text:style-name="P4"><text:span text:style-name="T3">‘</text:span><text:span text:style-name="T3">케릭터 점유’ 불가능하게 로그인 과정 재수정</text:span></text:p>
                <text:p text:style-name="P4"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3" draw:layer="layout" svg:width="23.911cm" svg:height="3.507cm" svg:x="2.058cm" svg:y="0.784cm" presentation:class="title">
          <draw:text-box>
            <text:p>일정</text:p>
          </draw:text-box>
        </draw:frame>
        <draw:frame presentation:style-name="pr4" draw:layer="layout" svg:width="24.368cm" svg:height="13.715cm" svg:x="2.058cm" svg:y="5.1cm" presentation:class="outline" presentation:user-transformed="true">
          <draw:text-box>
            <text:list text:style-name="L2">
              <text:list-item>
                <text:p text:style-name="P4"><text:span text:style-name="T3">관련된 쿼리문들을 제작 및 사내 테스트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넷마블 </text:span><text:span text:style-name="T3">DB </text:span><text:span text:style-name="T3">백업 프로세스 확인</text:span></text:p>
                <text:p text:style-name="P4"><text:span text:style-name="T3"/></text:p>
                <text:p text:style-name="P4"><text:span text:style-name="T3"/></text:p>
              </text:list-item>
              <text:list-item>
                <text:p text:style-name="P4"><text:span text:style-name="T3">넷마블 점검 시간을 이용하여 작업</text:span></text:p>
                <text:p text:style-name="P4"><text:span text:style-name="T4"><text:s/>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  <style:text-properties style:font-size-asian="24pt" style:language-asian="ko" style:country-asian="KR" style:font-style-asian="normal" style:font-weight-asian="normal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style:font-size-asian="24pt" style:language-asian="ko" style:country-asian="KR" style:font-style-asian="normal" style:font-weight-asian="normal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SunGulim" style:font-family-generic="roman" style:font-pitch="variable" fo:font-size="24pt" fo:font-style="normal" fo:text-shadow="none" style:text-underline-style="none" fo:font-weight="normal" style:font-family-asian="SunGulim" style:font-pitch-asian="variable" style:font-size-asian="24pt" style:language-asian="ko" style:country-asian="KR" style:font-style-asian="normal" style:font-weight-asian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SunGulim" style:font-family-generic="roman" style:font-pitch="variable" fo:font-size="32pt" fo:font-style="normal" fo:text-shadow="none" style:text-underline-style="none" fo:font-weight="normal" style:font-family-asian="SunGulim" style:font-pitch-asian="variable" style:font-size-asian="32pt" style:language-asian="ko" style:country-asian="KR" style:font-style-asian="normal" style:font-weight-asian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 style:font-size-asian="28pt" style:language-asian="ko" style:country-asian="KR" style:font-style-asian="normal" style:font-weight-asian="normal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 style:font-size-asian="24pt" style:language-asian="ko" style:country-asian="KR" style:font-style-asian="normal" style:font-weight-asian="normal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 style:font-size-asian="20pt" style:language-asian="ko" style:country-asian="KR" style:font-style-asian="normal" style:font-weight-asian="normal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SunGulim" style:font-family-generic="roman" style:font-pitch="variable" fo:font-size="32pt" fo:font-style="normal" fo:text-shadow="none" style:text-underline-style="none" fo:font-weight="normal" style:font-family-asian="SunGulim" style:font-pitch-asian="variable" style:font-size-asian="32pt" style:language-asian="ko" style:country-asian="KR" style:font-style-asian="normal" style:font-weight-asian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SunGulim" style:font-style-name="Fett Kursiv" style:font-family-generic="swiss" style:font-pitch="variable" fo:font-size="40pt" fo:font-style="italic" fo:text-shadow="none" style:text-underline-style="none" fo:font-weight="bold" style:font-family-asian="SunGulim" style:font-pitch-asian="variable" style:font-size-asian="40pt" style:language-asian="ko" style:country-asian="KR" style:font-style-asian="italic" style:font-weight-asian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lyt-darkblue-notes" style:list-style-name="ML1">
      <style:graphic-properties draw:stroke="none" draw:fill="none" draw:fill-color="#ffffff" draw:auto-grow-height="false" fo:min-height="11.4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Mpr1" draw:text-style-name="MP4" draw:layer="backgroundobjects" svg:width="14.517cm" svg:height="11.409cm" svg:x="3.249cm" svg:y="14.13cm" presentation:class="notes">
          <draw:text-box>
            <text:p text:style-name="MP4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4T14:12:58.20</meta:creation-date>
    <meta:editing-duration>PT03H34M59S</meta:editing-duration>
    <meta:editing-cycles>128</meta:editing-cycles>
    <dc:date>2010-05-13T14:54:09.88</dc:date>
    <meta:generator>OpenOffice.org/3.0$Win32 OpenOffice.org_project/300m15$Build-9379</meta:generator>
    <dc:creator>기주 홍</dc:creator>
    <meta:document-statistic meta:object-count="72"/>
    <meta:user-defined meta:name="정보 1"/>
    <meta:user-defined meta:name="정보 2"/>
    <meta:user-defined meta:name="정보 3"/>
    <meta:user-defined meta:name="정보 4"/>
  </office:meta>
</office:document-meta>
</file>